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e6904" officeooo:paragraph-rsid="001e6904"/>
    </style:style>
    <style:style style:name="P2" style:family="paragraph" style:parent-style-name="Standard" style:list-style-name="L1">
      <style:text-properties fo:font-weight="normal" officeooo:rsid="00206831" officeooo:paragraph-rsid="00206831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20e812" officeooo:paragraph-rsid="0020e812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288623" officeooo:paragraph-rsid="00288623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26b767" officeooo:paragraph-rsid="0026b767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26e9ac" officeooo:paragraph-rsid="0026e9ac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27a7d2" officeooo:paragraph-rsid="0027a7d2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29bfe9" officeooo:paragraph-rsid="0029bfe9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640c38" officeooo:paragraph-rsid="00640c38" style:font-weight-asian="normal" style:font-weight-complex="normal"/>
    </style:style>
    <style:style style:name="P10" style:family="paragraph" style:parent-style-name="Standard" style:list-style-name="L1">
      <style:text-properties officeooo:rsid="0020e812" officeooo:paragraph-rsid="0020e812"/>
    </style:style>
    <style:style style:name="P11" style:family="paragraph" style:parent-style-name="Standard" style:list-style-name="L1">
      <style:text-properties officeooo:rsid="00219ae5" officeooo:paragraph-rsid="00219ae5"/>
    </style:style>
    <style:style style:name="P12" style:family="paragraph" style:parent-style-name="Standard" style:list-style-name="L1">
      <style:text-properties officeooo:rsid="0026b767" officeooo:paragraph-rsid="0026b767"/>
    </style:style>
    <style:style style:name="P13" style:family="paragraph" style:parent-style-name="Standard" style:list-style-name="L1">
      <style:text-properties officeooo:rsid="002b2675" officeooo:paragraph-rsid="002b2675"/>
    </style:style>
    <style:style style:name="P14" style:family="paragraph" style:parent-style-name="Standard" style:list-style-name="L1">
      <style:text-properties officeooo:rsid="002fbaca" officeooo:paragraph-rsid="002fbaca"/>
    </style:style>
    <style:style style:name="P15" style:family="paragraph" style:parent-style-name="Standard" style:list-style-name="L1">
      <style:text-properties officeooo:rsid="00308ee4" officeooo:paragraph-rsid="00308ee4"/>
    </style:style>
    <style:style style:name="P16" style:family="paragraph" style:parent-style-name="Standard" style:list-style-name="L1">
      <style:text-properties officeooo:rsid="00310a4d" officeooo:paragraph-rsid="00310a4d"/>
    </style:style>
    <style:style style:name="P17" style:family="paragraph" style:parent-style-name="Standard" style:list-style-name="L1">
      <style:text-properties officeooo:rsid="0033aa5d" officeooo:paragraph-rsid="0033aa5d"/>
    </style:style>
    <style:style style:name="P18" style:family="paragraph" style:parent-style-name="Standard" style:list-style-name="L1">
      <style:text-properties officeooo:rsid="0034065c" officeooo:paragraph-rsid="0034065c"/>
    </style:style>
    <style:style style:name="P19" style:family="paragraph" style:parent-style-name="Standard" style:list-style-name="L1">
      <style:text-properties officeooo:rsid="0054a538" officeooo:paragraph-rsid="0054a538"/>
    </style:style>
    <style:style style:name="P20" style:family="paragraph" style:parent-style-name="Standard" style:list-style-name="L1">
      <style:text-properties officeooo:rsid="00550552" officeooo:paragraph-rsid="00550552"/>
    </style:style>
    <style:style style:name="P21" style:family="paragraph" style:parent-style-name="Standard" style:list-style-name="L1">
      <style:text-properties officeooo:rsid="005617e1" officeooo:paragraph-rsid="005617e1"/>
    </style:style>
    <style:style style:name="P22" style:family="paragraph" style:parent-style-name="Standard" style:list-style-name="L1">
      <style:text-properties officeooo:rsid="0035d0c9" officeooo:paragraph-rsid="0035d0c9"/>
    </style:style>
    <style:style style:name="P23" style:family="paragraph" style:parent-style-name="Standard" style:list-style-name="L1">
      <style:text-properties officeooo:rsid="00391e0a" officeooo:paragraph-rsid="00391e0a"/>
    </style:style>
    <style:style style:name="P24" style:family="paragraph" style:parent-style-name="Standard" style:list-style-name="L1">
      <style:text-properties officeooo:rsid="00398dd1" officeooo:paragraph-rsid="00398dd1"/>
    </style:style>
    <style:style style:name="P25" style:family="paragraph" style:parent-style-name="Standard" style:list-style-name="L1">
      <style:text-properties officeooo:rsid="00491dab" officeooo:paragraph-rsid="00491dab"/>
    </style:style>
    <style:style style:name="P26" style:family="paragraph" style:parent-style-name="Standard" style:list-style-name="L1">
      <style:text-properties officeooo:rsid="003c587d" officeooo:paragraph-rsid="003c587d"/>
    </style:style>
    <style:style style:name="P27" style:family="paragraph" style:parent-style-name="Standard" style:list-style-name="L1">
      <style:text-properties officeooo:rsid="003e9b58" officeooo:paragraph-rsid="003e9b58"/>
    </style:style>
    <style:style style:name="P28" style:family="paragraph" style:parent-style-name="Standard" style:list-style-name="L1">
      <style:text-properties officeooo:rsid="00435417" officeooo:paragraph-rsid="00435417"/>
    </style:style>
    <style:style style:name="P29" style:family="paragraph" style:parent-style-name="Standard" style:list-style-name="L1">
      <style:text-properties officeooo:rsid="0044f8e1" officeooo:paragraph-rsid="0044f8e1"/>
    </style:style>
    <style:style style:name="P30" style:family="paragraph" style:parent-style-name="Standard" style:list-style-name="L1">
      <style:text-properties officeooo:rsid="00475fe3" officeooo:paragraph-rsid="00475fe3"/>
    </style:style>
    <style:style style:name="P31" style:family="paragraph" style:parent-style-name="Standard" style:list-style-name="L1">
      <style:text-properties officeooo:rsid="0047b186" officeooo:paragraph-rsid="0047b186"/>
    </style:style>
    <style:style style:name="P32" style:family="paragraph" style:parent-style-name="Standard" style:list-style-name="L1">
      <style:text-properties officeooo:rsid="00486af6" officeooo:paragraph-rsid="00486af6"/>
    </style:style>
    <style:style style:name="P33" style:family="paragraph" style:parent-style-name="Standard" style:list-style-name="L1">
      <style:text-properties officeooo:rsid="004b4ee5" officeooo:paragraph-rsid="004b4ee5"/>
    </style:style>
    <style:style style:name="P34" style:family="paragraph" style:parent-style-name="Standard" style:list-style-name="L1">
      <style:text-properties officeooo:rsid="0055df52" officeooo:paragraph-rsid="0055df52"/>
    </style:style>
    <style:style style:name="P35" style:family="paragraph" style:parent-style-name="Standard" style:list-style-name="L1">
      <style:text-properties officeooo:rsid="004df0f0" officeooo:paragraph-rsid="004df0f0"/>
    </style:style>
    <style:style style:name="P36" style:family="paragraph" style:parent-style-name="Standard" style:list-style-name="L1">
      <style:text-properties officeooo:rsid="004f9105" officeooo:paragraph-rsid="004f9105"/>
    </style:style>
    <style:style style:name="P37" style:family="paragraph" style:parent-style-name="Standard" style:list-style-name="L1">
      <style:text-properties officeooo:rsid="00534326" officeooo:paragraph-rsid="00534326"/>
    </style:style>
    <style:style style:name="P38" style:family="paragraph" style:parent-style-name="Standard" style:list-style-name="L1">
      <style:text-properties officeooo:rsid="00585b01" officeooo:paragraph-rsid="00585b01"/>
    </style:style>
    <style:style style:name="P39" style:family="paragraph" style:parent-style-name="Standard" style:list-style-name="L1">
      <style:text-properties officeooo:rsid="0059c80c" officeooo:paragraph-rsid="0059c80c"/>
    </style:style>
    <style:style style:name="P40" style:family="paragraph" style:parent-style-name="Standard" style:list-style-name="L1">
      <style:text-properties officeooo:rsid="005a7b78" officeooo:paragraph-rsid="005a7b78"/>
    </style:style>
    <style:style style:name="P41" style:family="paragraph" style:parent-style-name="Standard" style:list-style-name="L1">
      <style:text-properties officeooo:rsid="005c3eeb" officeooo:paragraph-rsid="005c3eeb"/>
    </style:style>
    <style:style style:name="P42" style:family="paragraph" style:parent-style-name="Standard" style:list-style-name="L1">
      <style:text-properties officeooo:rsid="005c97b9" officeooo:paragraph-rsid="005c97b9"/>
    </style:style>
    <style:style style:name="P43" style:family="paragraph" style:parent-style-name="Standard" style:list-style-name="L1">
      <style:text-properties officeooo:rsid="005ce9d4" officeooo:paragraph-rsid="005ce9d4"/>
    </style:style>
    <style:style style:name="P44" style:family="paragraph" style:parent-style-name="Standard" style:list-style-name="L1">
      <style:text-properties officeooo:rsid="005cee06" officeooo:paragraph-rsid="005cee06"/>
    </style:style>
    <style:style style:name="P45" style:family="paragraph" style:parent-style-name="Standard" style:list-style-name="L1">
      <style:text-properties officeooo:rsid="005e8ee9" officeooo:paragraph-rsid="005e8e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fff0" style:font-weight-asian="normal" style:font-weight-complex="normal"/>
    </style:style>
    <style:style style:name="T4" style:family="text">
      <style:text-properties fo:font-weight="normal" officeooo:rsid="0024080d" style:font-weight-asian="normal" style:font-weight-complex="normal"/>
    </style:style>
    <style:style style:name="T5" style:family="text">
      <style:text-properties fo:font-weight="normal" officeooo:rsid="0026b767" style:font-weight-asian="normal" style:font-weight-complex="normal"/>
    </style:style>
    <style:style style:name="T6" style:family="text">
      <style:text-properties fo:font-weight="normal" officeooo:rsid="002c84c2" style:font-weight-asian="normal" style:font-weight-complex="normal"/>
    </style:style>
    <style:style style:name="T7" style:family="text">
      <style:text-properties officeooo:rsid="0035a6bb"/>
    </style:style>
    <style:style style:name="T8" style:family="text">
      <style:text-properties officeooo:rsid="003f461a"/>
    </style:style>
    <style:style style:name="T9" style:family="text">
      <style:text-properties officeooo:rsid="00475fe3"/>
    </style:style>
    <style:style style:name="T10" style:family="text">
      <style:text-properties officeooo:rsid="004a5d2d"/>
    </style:style>
    <style:style style:name="T11" style:family="text">
      <style:text-properties officeooo:rsid="00500a2e"/>
    </style:style>
    <style:style style:name="T12" style:family="text">
      <style:text-properties officeooo:rsid="00540cb8"/>
    </style:style>
    <style:style style:name="T13" style:family="text">
      <style:text-properties officeooo:rsid="005a0b0d"/>
    </style:style>
    <style:style style:name="T14" style:family="text">
      <style:text-properties officeooo:rsid="005c97b9"/>
    </style:style>
    <style:style style:name="T15" style:family="text">
      <style:text-properties officeooo:rsid="006464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 List for <text:span text:style-name="T1">Adventures</text:span><text:span text:style-name="T2">:</text:span></text:p>
      <text:list xml:id="list6763712630100817482" text:style-name="L1">
        <text:list-item>
          <text:p text:style-name="P2">Make a portal door for the player to enter for the end of a level</text:p>
          <text:list>
            <text:list-item>
              <text:p text:style-name="P3">Draw a portal door</text:p>
            </text:list-item>
          </text:list>
        </text:list-item>
        <text:list-item>
          <text:p text:style-name="P2">Make some sort of end of level screen when player enters the end portal</text:p>
          <text:list>
            <text:list-item>
              <text:p text:style-name="P10"><text:span text:style-name="T2">Include Player Stats from the level, </text:span><text:span text:style-name="T5">such as:</text:span></text:p>
              <text:list>
                <text:list-item>
                  <text:p text:style-name="P10"><text:span text:style-name="T2">Man hours </text:span><text:span text:style-name="T5">for completion</text:span></text:p>
                </text:list-item>
                <text:list-item>
                  <text:p text:style-name="P10"><text:span text:style-name="T2">Time </text:span><text:span text:style-name="T5">since starting the level</text:span></text:p>
                </text:list-item>
                <text:list-item>
                  <text:p text:style-name="P3">Leveled up number</text:p>
                </text:list-item>
                <text:list-item>
                  <text:p text:style-name="P3">XP Gain</text:p>
                </text:list-item>
                <text:list-item>
                  <text:p text:style-name="P3">Health Gained</text:p>
                </text:list-item>
                <text:list-item>
                  <text:p text:style-name="P3">Health Lost</text:p>
                </text:list-item>
                <text:list-item>
                  <text:p text:style-name="P3">Arrows Fired</text:p>
                </text:list-item>
                <text:list-item>
                  <text:p text:style-name="P3">Number of Jumps</text:p>
                </text:list-item>
                <text:list-item>
                  <text:p text:style-name="P3">Fall Damage</text:p>
                </text:list-item>
                <text:list-item>
                  <text:p text:style-name="P3">Damage from Enemies</text:p>
                </text:list-item>
                <text:list-item>
                  <text:p text:style-name="P3">Damage to Enemies</text:p>
                </text:list-item>
                <text:list-item>
                  <text:p text:style-name="P3">Number of deaths</text:p>
                  <text:list>
                    <text:list-item>
                      <text:p text:style-name="P4">By Enemies</text:p>
                    </text:list-item>
                    <text:list-item>
                      <text:p text:style-name="P4">By Fall Damage</text:p>
                    </text:list-item>
                    <text:list-item>
                      <text:p text:style-name="P4">By Drowning</text:p>
                    </text:list-item>
                  </text:list>
                </text:list-item>
                <text:list-item>
                  <text:p text:style-name="P11"><text:span text:style-name="T2">Kilomet</text:span><text:span text:style-name="T4">er</text:span><text:span text:style-name="T2">s </text:span><text:span text:style-name="T3">traveled</text:span></text:p>
                </text:list-item>
                <text:list-item>
                  <text:p text:style-name="P12"><text:span text:style-name="T3">E</text:span><text:span text:style-name="T2">nemies killed by jumping</text:span></text:p>
                </text:list-item>
                <text:list-item>
                  <text:p text:style-name="P5">Enemies killed by arrows</text:p>
                </text:list-item>
                <text:list-item>
                  <text:p text:style-name="P6">Enemies left alive</text:p>
                </text:list-item>
                <text:list-item>
                  <text:p text:style-name="P7">Max Speed</text:p>
                </text:list-item>
                <text:list-item>
                  <text:p text:style-name="P13"><text:span text:style-name="T2">Max Kill</text:span><text:span text:style-name="T6">s in a Row</text:span></text:p>
                </text:list-item>
                <text:list-item>
                  <text:p text:style-name="P8">Some Graphs?</text:p>
                  <text:list>
                    <text:list-item>
                      <text:p text:style-name="P8">Player health</text:p>
                    </text:list-item>
                    <text:list-item>
                      <text:p text:style-name="P8">player health percentag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Arrows</text:p>
          <text:list>
            <text:list-item>
              <text:p text:style-name="P9">Z-sort arrows so they are draw<text:span text:style-name="T15">n</text:span> with the enemy they're stuck on.</text:p>
            </text:list-item>
          </text:list>
        </text:list-item>
        <text:list-item>
          <text:p text:style-name="P14">Add sword</text:p>
          <text:list>
            <text:list-item>
              <text:p text:style-name="P15">draw sword</text:p>
            </text:list-item>
            <text:list-item>
              <text:p text:style-name="P16">determine sword area of attack</text:p>
            </text:list-item>
            <text:list-item>
              <text:p text:style-name="P16">hurt enemies when they're in that area</text:p>
            </text:list-item>
            <text:list-item>
              <text:p text:style-name="P16">make sword movement animation</text:p>
            </text:list-item>
          </text:list>
        </text:list-item>
        <text:list-item>
          <text:p text:style-name="P17">Add bow</text:p>
          <text:list>
            <text:list-item>
              <text:p text:style-name="P17">draw bow</text:p>
            </text:list-item>
            <text:list-item>
              <text:p text:style-name="P17">make bow animation</text:p>
            </text:list-item>
          </text:list>
        </text:list-item>
        <text:list-item>
          <text:p text:style-name="P18">Soldiers</text:p>
          <text:list>
            <text:list-item>
              <text:p text:style-name="P18">Make arrows stuck on soldiers <text:span text:style-name="T7">mirror</text:span> when soldiers turn around</text:p>
            </text:list-item>
            <text:list-item>
              <text:p text:style-name="P19">Make them throw spear?</text:p>
            </text:list-item>
          </text:list>
        </text:list-item>
        <text:list-item>
          <text:p text:style-name="P20">Pawns</text:p>
          <text:list>
            <text:list-item>
              <text:p text:style-name="P20">Make pawns merge into largest pawn as area can hold?</text:p>
            </text:list-item>
            <text:list-item>
              <text:p text:style-name="P20">Make pawns break into smaller pawns when stepped on?</text:p>
            </text:list-item>
            <text:list-item>
              <text:p text:style-name="P20"><text:soft-page-break/>Make pawns take several jumps to die, with intermediate squash pictures</text:p>
            </text:list-item>
          </text:list>
        </text:list-item>
        <text:list-item>
          <text:p text:style-name="P21">Add anti-player?</text:p>
          <text:list>
            <text:list-item>
              <text:p text:style-name="P21">A shadowy version of the player that occasionally attacks the player?</text:p>
            </text:list-item>
          </text:list>
        </text:list-item>
        <text:list-item>
          <text:p text:style-name="P22">Add wizard</text:p>
          <text:list>
            <text:list-item>
              <text:p text:style-name="P23">decide Wizard Behavior</text:p>
              <text:list>
                <text:list-item>
                  <text:p text:style-name="P24">Wizards generally don't move much. The blue ones cast lightning or ice spells.</text:p>
                </text:list-item>
                <text:list-item>
                  <text:p text:style-name="P25">They may use shields to protect themselves.</text:p>
                </text:list-item>
                <text:list-item>
                  <text:p text:style-name="P25">They may teleport <text:span text:style-name="T10">with a cool teleport animation</text:span></text:p>
                </text:list-item>
              </text:list>
            </text:list-item>
          </text:list>
        </text:list-item>
        <text:list-item>
          <text:p text:style-name="P26">Make spells for different types of wizards to cast</text:p>
          <text:list>
            <text:list-item>
              <text:p text:style-name="P26">ice</text:p>
            </text:list-item>
            <text:list-item>
              <text:p text:style-name="P26">lightning</text:p>
            </text:list-item>
            <text:list-item>
              <text:p text:style-name="P26">fire</text:p>
            </text:list-item>
          </text:list>
        </text:list-item>
        <text:list-item>
          <text:p text:style-name="P27">Make Rock Creature</text:p>
          <text:list>
            <text:list-item>
              <text:p text:style-name="P27">Draw it: it's a bulky humanoid with <text:span text:style-name="T8">rocky-dirt-like skin. He wears a pair of tan or black shorts. Oh no, now he looks like the Hulk. Make him <text:s/>have laminar flowing arms that spin like a windmill to fling rocks.</text:span></text:p>
            </text:list-item>
          </text:list>
        </text:list-item>
        <text:list-item>
          <text:p text:style-name="P28">Make Rock Projectiles</text:p>
          <text:list>
            <text:list-item>
              <text:p text:style-name="P29">draw different-looking <text:span text:style-name="T9">small </text:span>rocks</text:p>
            </text:list-item>
            <text:list-item>
              <text:p text:style-name="P30">Make them be able to spin in the air</text:p>
            </text:list-item>
            <text:list-item>
              <text:p text:style-name="P31">Make rock-crumble-into-small-pieces animation for when they hit something.</text:p>
            </text:list-item>
          </text:list>
        </text:list-item>
        <text:list-item>
          <text:p text:style-name="P32">Make a shield for the player to use</text:p>
          <text:list>
            <text:list-item>
              <text:p text:style-name="P33">draw shield</text:p>
            </text:list-item>
            <text:list-item>
              <text:p text:style-name="P33">determine shield behavior.</text:p>
              <text:list>
                <text:list-item>
                  <text:p text:style-name="P33">The player presses a button to pull the shield out or to pull it up. TBD</text:p>
                </text:list-item>
                <text:list-item>
                  <text:p text:style-name="P33">The shield will protect from certain projectiles.</text:p>
                </text:list-item>
                <text:list-item>
                  <text:p text:style-name="P34">The shield may protect from pawn collisions, at least those in one direction</text:p>
                </text:list-item>
              </text:list>
            </text:list-item>
          </text:list>
        </text:list-item>
        <text:list-item>
          <text:p text:style-name="P35">Make a boss-type of every enemy type</text:p>
          <text:list>
            <text:list-item>
              <text:p text:style-name="P35">Pawn</text:p>
            </text:list-item>
            <text:list-item>
              <text:p text:style-name="P35">Soldier</text:p>
            </text:list-item>
            <text:list-item>
              <text:p text:style-name="P35">Wizard</text:p>
            </text:list-item>
            <text:list-item>
              <text:p text:style-name="P35">Rock guy</text:p>
            </text:list-item>
            <text:list-item>
              <text:p text:style-name="P35">The boss will be much larger or ironically smaller.</text:p>
            </text:list-item>
            <text:list-item>
              <text:p text:style-name="P36">It will have its o<text:span text:style-name="T11">wn playing field, perhaps related to it somehow. </text:span></text:p>
            </text:list-item>
            <text:list-item>
              <text:p text:style-name="P37">This boss will NOT have a “weak spot” which flashes red and which is shown for a short amount of time while the boss rests. This boss will have to be brought down with arrows and with the sword, <text:span text:style-name="T12">and maybe jumping.</text:span></text:p>
            </text:list-item>
          </text:list>
        </text:list-item>
        <text:list-item>
          <text:p text:style-name="P38">Create levels</text:p>
          <text:list>
            <text:list-item>
              <text:p text:style-name="P38">Each level will consist of a starting point and an end portal.</text:p>
            </text:list-item>
            <text:list-item>
              <text:p text:style-name="P39">The player will start at the starting point.</text:p>
            </text:list-item>
            <text:list-item>
              <text:p text:style-name="P39">The player will advance from the starting point to the end portal, while braving enemy dangers <text:span text:style-name="T13">and while collecting xp from enemies and gold from enemies</text:span></text:p>
            </text:list-item>
            <text:list-item>
              <text:p text:style-name="P40">or maybe the gold mostly floats in the air, while occasionally coming from enemies</text:p>
            </text:list-item>
          </text:list>
        </text:list-item>
        <text:list-item>
          <text:p text:style-name="P41">Add a shop</text:p>
          <text:list>
            <text:list-item>
              <text:p text:style-name="P41">The player can buy items from the shop:</text:p>
              <text:list>
                <text:list-item>
                  <text:p text:style-name="P41">Bows?</text:p>
                </text:list-item>
                <text:list-item>
                  <text:p text:style-name="P41"><text:soft-page-break/>Arrows?</text:p>
                </text:list-item>
                <text:list-item>
                  <text:p text:style-name="P41">Shields?</text:p>
                </text:list-item>
                <text:list-item>
                  <text:p text:style-name="P41">;<text:span text:style-name="T14">Spells?</text:span></text:p>
                </text:list-item>
                <text:list-item>
                  <text:p text:style-name="P42">Health packs</text:p>
                </text:list-item>
                <text:list-item>
                  <text:p text:style-name="P43">Flotation device to float in water</text:p>
                </text:list-item>
                <text:list-item>
                  <text:p text:style-name="P44">Oxygen tank, for breathing long under water</text:p>
                </text:list-item>
                <text:list-item>
                  <text:p text:style-name="P45">Completely useless cookies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nt Bruer</meta:initial-creator>
    <meta:creation-date>2014-01-25T16:07:35.240339056</meta:creation-date>
    <dc:date>2015-02-16T11:50:31.544343013</dc:date>
    <meta:editing-duration>PT57M37S</meta:editing-duration>
    <meta:editing-cycles>82</meta:editing-cycles>
    <meta:generator>LibreOffice/4.3.3.2$Linux_X86_64 LibreOffice_project/430m0$Build-2</meta:generator>
    <meta:document-statistic meta:table-count="0" meta:image-count="0" meta:object-count="0" meta:page-count="3" meta:paragraph-count="92" meta:word-count="635" meta:character-count="3148" meta:non-whitespace-character-count="2694"/>
  </office:meta>
</office:document-meta>
</file>